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104cm" fo:min-width="0.044cm"/>
    </style:style>
    <style:style style:name="gr2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0.104cm" fo:min-width="0cm"/>
    </style:style>
    <style:style style:name="gr3" style:family="graphic" style:parent-style-name="standard">
      <style:graphic-properties draw:stroke="none" svg:stroke-color="#000000" draw:fill-color="#e65d84" draw:opacity="100%" draw:textarea-horizontal-align="justify" draw:textarea-vertical-align="middle" draw:auto-grow-height="false" fo:min-height="10.762cm" fo:min-width="2.912cm"/>
    </style:style>
    <style:style style:name="gr4" style:family="graphic" style:parent-style-name="standard">
      <style:graphic-properties draw:stroke="none" svg:stroke-color="#000000" draw:fill-color="#99042e" draw:textarea-horizontal-align="justify" draw:textarea-vertical-align="middle" draw:auto-grow-height="false" fo:min-height="0.202cm" fo:min-width="0.552cm"/>
    </style:style>
    <style:style style:name="gr5" style:family="graphic" style:parent-style-name="standard">
      <style:graphic-properties svg:stroke-color="#000000" draw:fill-color="#ef9eb5" draw:textarea-horizontal-align="justify" draw:textarea-vertical-align="middle" draw:auto-grow-height="false" fo:min-height="0.034cm" fo:min-width="0cm"/>
    </style:style>
    <style:style style:name="gr6" style:family="graphic" style:parent-style-name="standard">
      <style:graphic-properties draw:stroke="none" svg:stroke-color="#000000" draw:fill-color="#005835" draw:textarea-horizontal-align="justify" draw:textarea-vertical-align="middle" draw:auto-grow-height="false" fo:min-height="0.202cm" fo:min-width="0.552cm"/>
    </style:style>
    <style:style style:name="gr7" style:family="graphic" style:parent-style-name="standard">
      <style:graphic-properties draw:stroke="none" svg:stroke-color="#000000" draw:fill-color="#808080" draw:textarea-horizontal-align="justify" draw:textarea-vertical-align="middle" draw:auto-grow-height="false" fo:min-height="0.202cm" fo:min-width="0.552cm"/>
    </style:style>
    <style:style style:name="gr8" style:family="graphic" style:parent-style-name="standard">
      <style:graphic-properties draw:stroke="none" svg:stroke-color="#000000" draw:fill-color="#47af85" draw:textarea-horizontal-align="justify" draw:textarea-vertical-align="middle" draw:auto-grow-height="false" fo:min-height="0.202cm" fo:min-width="0.552cm"/>
    </style:style>
    <style:style style:name="gr9" style:family="graphic" style:parent-style-name="standard">
      <style:graphic-properties draw:stroke="none" svg:stroke-color="#000000" draw:fill-color="#327300" draw:textarea-horizontal-align="justify" draw:textarea-vertical-align="middle" draw:auto-grow-height="false" fo:min-height="0.202cm" fo:min-width="0.552cm"/>
    </style:style>
    <style:style style:name="gr10" style:family="graphic" style:parent-style-name="standard">
      <style:graphic-properties draw:stroke="none" svg:stroke-color="#000000" draw:fill-color="#ff9467" draw:textarea-horizontal-align="justify" draw:textarea-vertical-align="middle" draw:auto-grow-height="false" fo:min-height="0.202cm" fo:min-width="0.552cm"/>
    </style:style>
    <style:style style:name="gr11" style:family="graphic" style:parent-style-name="standard">
      <style:graphic-properties draw:stroke="solid" svg:stroke-color="#000000" draw:fill-color="#ef9eb5" draw:textarea-horizontal-align="justify" draw:textarea-vertical-align="middle" draw:auto-grow-height="false" fo:min-height="0.202cm" fo:min-width="0.552cm"/>
    </style:style>
    <style:style style:name="gr12" style:family="graphic" style:parent-style-name="standard">
      <style:graphic-properties draw:stroke="none" svg:stroke-color="#000000" draw:fill="none" draw:fill-color="#3399ff" draw:textarea-horizontal-align="justify" draw:textarea-vertical-align="middle" draw:auto-grow-height="false" fo:min-height="0.202cm" fo:min-width="0.552cm"/>
    </style:style>
    <style:style style:name="gr13" style:family="graphic" style:parent-style-name="standard">
      <style:graphic-properties draw:stroke="none" svg:stroke-color="#000000" draw:fill="none" draw:fill-color="#ffff00" draw:textarea-horizontal-align="justify" draw:textarea-vertical-align="middle" draw:auto-grow-height="false" fo:min-height="0.202cm" fo:min-width="0.552cm"/>
    </style:style>
    <style:style style:name="gr14" style:family="graphic" style:parent-style-name="standard">
      <style:graphic-properties draw:stroke="none" svg:stroke-color="#000000" draw:fill="none" draw:fill-color="#ff9900" draw:textarea-horizontal-align="justify" draw:textarea-vertical-align="middle" draw:auto-grow-height="false" fo:min-height="0.202cm" fo:min-width="0.552cm"/>
    </style:style>
    <style:style style:name="gr15" style:family="graphic" style:parent-style-name="standard">
      <style:graphic-properties draw:stroke="none" svg:stroke-color="#000000" draw:fill="none" draw:fill-color="#669900" draw:textarea-horizontal-align="justify" draw:textarea-vertical-align="middle" draw:auto-grow-height="false" fo:min-height="0.202cm" fo:min-width="0.552cm"/>
    </style:style>
    <style:style style:name="gr16" style:family="graphic" style:parent-style-name="standard">
      <style:graphic-properties draw:stroke="none" svg:stroke-color="#000000" draw:fill-color="#99042e" draw:textarea-horizontal-align="justify" draw:textarea-vertical-align="middle" draw:auto-grow-height="false" fo:min-height="0.125cm" fo:min-width="0.368cm"/>
    </style:style>
    <style:style style:name="gr17" style:family="graphic" style:parent-style-name="standard">
      <style:graphic-properties draw:stroke="none" svg:stroke-color="#000000" draw:fill-color="#808080" draw:textarea-horizontal-align="justify" draw:textarea-vertical-align="middle" draw:auto-grow-height="false" fo:min-height="0.125cm" fo:min-width="0.368cm"/>
    </style:style>
    <style:style style:name="gr18" style:family="graphic" style:parent-style-name="standard">
      <style:graphic-properties draw:stroke="none" svg:stroke-color="#000000" draw:fill-color="#005835" draw:textarea-horizontal-align="justify" draw:textarea-vertical-align="middle" draw:auto-grow-height="false" fo:min-height="0.126cm" fo:min-width="0.368cm"/>
    </style:style>
    <style:style style:name="gr19" style:family="graphic" style:parent-style-name="standard">
      <style:graphic-properties draw:stroke="none" svg:stroke-color="#000000" draw:fill-color="#327300" draw:textarea-horizontal-align="justify" draw:textarea-vertical-align="middle" draw:auto-grow-height="false" fo:min-height="0.124cm" fo:min-width="0.368cm"/>
    </style:style>
    <style:style style:name="gr20" style:family="graphic" style:parent-style-name="standard">
      <style:graphic-properties draw:stroke="none" svg:stroke-color="#000000" draw:fill-color="#ff9467" draw:textarea-horizontal-align="justify" draw:textarea-vertical-align="middle" draw:auto-grow-height="false" fo:min-height="0.124cm" fo:min-width="0.368cm"/>
    </style:style>
    <style:style style:name="gr21" style:family="graphic" style:parent-style-name="standard">
      <style:graphic-properties draw:stroke="none" svg:stroke-color="#000000" draw:fill-color="#47af85" draw:textarea-horizontal-align="justify" draw:textarea-vertical-align="middle" draw:auto-grow-height="false" fo:min-height="0.125cm" fo:min-width="0.368cm"/>
    </style:style>
    <style:style style:name="P1" style:family="paragraph">
      <loext:graphic-properties draw:fill-color="#ffffff"/>
      <style:paragraph-properties fo:text-align="center"/>
      <style:text-properties fo:color="#000000" fo:font-size="10pt" style:font-size-asian="10pt" style:font-size-complex="10pt"/>
    </style:style>
    <style:style style:name="P2" style:family="paragraph">
      <loext:graphic-properties draw:fill-color="#ffffff"/>
      <style:paragraph-properties fo:text-align="center"/>
      <style:text-properties fo:color="#000000" fo:font-size="10pt" style:font-size-asian="12pt" style:font-size-complex="12pt"/>
    </style:style>
    <style:style style:name="P3" style:family="paragraph">
      <loext:graphic-properties draw:fill-color="#e65d84" draw:opacity="100%"/>
      <style:paragraph-properties fo:text-align="center"/>
      <style:text-properties fo:color="#ffffff" fo:font-size="10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-color="#99042e"/>
      <style:paragraph-properties fo:text-align="center"/>
      <style:text-properties fo:color="#ffffff" fo:font-size="10pt" style:font-size-asian="12pt" style:font-size-complex="12pt"/>
    </style:style>
    <style:style style:name="P6" style:family="paragraph">
      <loext:graphic-properties draw:fill-color="#ef9eb5"/>
      <style:paragraph-properties fo:text-align="center"/>
      <style:text-properties fo:font-size="7pt" style:font-size-asian="8pt" style:font-size-complex="8pt"/>
    </style:style>
    <style:style style:name="P7" style:family="paragraph">
      <loext:graphic-properties draw:fill-color="#005835"/>
      <style:paragraph-properties fo:text-align="center"/>
      <style:text-properties fo:color="#ffffff" fo:font-size="10pt" style:font-size-asian="11pt" style:font-size-complex="11pt"/>
    </style:style>
    <style:style style:name="P8" style:family="paragraph">
      <loext:graphic-properties draw:fill-color="#808080"/>
      <style:paragraph-properties fo:text-align="center"/>
      <style:text-properties fo:color="#ffffff" fo:font-size="10pt" style:font-size-asian="10pt" style:font-size-complex="10pt"/>
    </style:style>
    <style:style style:name="P9" style:family="paragraph">
      <loext:graphic-properties draw:fill-color="#47af85"/>
      <style:paragraph-properties fo:text-align="center"/>
      <style:text-properties fo:color="#000000" fo:font-size="10pt" style:font-size-asian="11pt" style:font-size-complex="11pt"/>
    </style:style>
    <style:style style:name="P10" style:family="paragraph">
      <style:paragraph-properties fo:text-align="center"/>
      <style:text-properties fo:color="#ffffff"/>
    </style:style>
    <style:style style:name="P11" style:family="paragraph">
      <loext:graphic-properties draw:fill-color="#327300"/>
      <style:paragraph-properties fo:text-align="center"/>
      <style:text-properties fo:color="#ffffff" fo:font-size="10pt" style:font-size-asian="12pt" style:font-size-complex="12pt"/>
    </style:style>
    <style:style style:name="P12" style:family="paragraph">
      <loext:graphic-properties draw:fill-color="#47af85"/>
      <style:paragraph-properties fo:text-align="center"/>
      <style:text-properties fo:color="#000000" fo:font-size="10pt" style:font-size-asian="12pt" style:font-size-complex="12pt"/>
    </style:style>
    <style:style style:name="P13" style:family="paragraph">
      <loext:graphic-properties draw:fill-color="#ff9467"/>
      <style:paragraph-properties fo:text-align="center"/>
      <style:text-properties fo:color="#000000" fo:font-size="10pt" style:font-size-asian="10pt" style:font-size-complex="10pt"/>
    </style:style>
    <style:style style:name="P14" style:family="paragraph">
      <loext:graphic-properties draw:fill-color="#808080"/>
      <style:paragraph-properties fo:text-align="center"/>
      <style:text-properties fo:color="#000000" fo:font-size="10pt" style:font-size-asian="10pt" style:font-size-complex="10pt"/>
    </style:style>
    <style:style style:name="P15" style:family="paragraph">
      <loext:graphic-properties draw:fill-color="#ff9467"/>
      <style:paragraph-properties fo:text-align="center"/>
      <style:text-properties fo:color="#000000" fo:font-size="10pt" style:font-size-asian="12pt" style:font-size-complex="12pt"/>
    </style:style>
    <style:style style:name="P16" style:family="paragraph">
      <loext:graphic-properties draw:fill-color="#ef9eb5"/>
      <style:paragraph-properties fo:text-align="center"/>
      <style:text-properties fo:color="#000000" fo:font-size="10pt" style:font-size-asian="12pt" style:font-size-complex="12pt"/>
    </style:style>
    <style:style style:name="P17" style:family="paragraph">
      <loext:graphic-properties draw:fill-color="#808080"/>
      <style:paragraph-properties fo:text-align="center"/>
      <style:text-properties fo:color="#ffffff" fo:font-size="10pt" style:font-size-asian="12pt" style:font-size-complex="12pt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3399ff"/>
      <style:paragraph-properties fo:text-align="start"/>
      <style:text-properties fo:color="#000000" fo:font-size="10pt" style:font-size-asian="12pt" style:font-size-complex="12pt"/>
    </style:style>
    <style:style style:name="P20" style:family="paragraph">
      <loext:graphic-properties draw:fill="none" draw:fill-color="#ffff00"/>
      <style:paragraph-properties fo:text-align="start"/>
      <style:text-properties fo:color="#000000" fo:font-size="10pt" style:font-size-asian="12pt" style:font-size-complex="12pt"/>
    </style:style>
    <style:style style:name="P21" style:family="paragraph">
      <loext:graphic-properties draw:fill="none" draw:fill-color="#ff9900"/>
      <style:paragraph-properties fo:text-align="start"/>
      <style:text-properties fo:color="#000000" fo:font-size="10pt" style:font-size-asian="12pt" style:font-size-complex="12pt"/>
    </style:style>
    <style:style style:name="P22" style:family="paragraph">
      <style:paragraph-properties fo:text-align="end"/>
    </style:style>
    <style:style style:name="P23" style:family="paragraph">
      <loext:graphic-properties draw:fill="none" draw:fill-color="#669900"/>
      <style:paragraph-properties fo:text-align="end"/>
      <style:text-properties fo:color="#000000" fo:font-size="10pt" style:font-size-asian="11pt" style:font-size-complex="11pt"/>
    </style:style>
    <style:style style:name="P24" style:family="paragraph">
      <loext:graphic-properties draw:fill="none" draw:fill-color="#ff9900"/>
      <style:paragraph-properties fo:text-align="end"/>
      <style:text-properties fo:color="#000000" fo:font-size="10pt" style:font-size-asian="10pt" style:font-size-complex="10pt"/>
    </style:style>
    <style:style style:name="P25" style:family="paragraph">
      <loext:graphic-properties draw:fill-color="#99042e"/>
      <style:paragraph-properties fo:text-align="center"/>
      <style:text-properties fo:color="#ffffff" fo:font-size="7pt" style:font-size-asian="10pt" style:font-size-complex="10pt"/>
    </style:style>
    <style:style style:name="P26" style:family="paragraph">
      <loext:graphic-properties draw:fill-color="#808080"/>
      <style:paragraph-properties fo:text-align="center"/>
      <style:text-properties fo:color="#ffffff" fo:font-size="7pt" style:font-size-asian="12pt" style:font-size-complex="12pt"/>
    </style:style>
    <style:style style:name="P27" style:family="paragraph">
      <loext:graphic-properties draw:fill-color="#005835"/>
      <style:paragraph-properties fo:text-align="center"/>
      <style:text-properties fo:color="#ffffff" fo:font-size="7pt" style:font-size-asian="10pt" style:font-size-complex="10pt"/>
    </style:style>
    <style:style style:name="P28" style:family="paragraph">
      <loext:graphic-properties draw:fill-color="#327300"/>
      <style:paragraph-properties fo:text-align="center"/>
      <style:text-properties fo:color="#ffffff" fo:font-size="7pt" style:font-size-asian="12pt" style:font-size-complex="12pt"/>
    </style:style>
    <style:style style:name="P29" style:family="paragraph">
      <loext:graphic-properties draw:fill-color="#ff9467"/>
      <style:paragraph-properties fo:text-align="center"/>
      <style:text-properties fo:color="#000000" fo:font-size="7pt" style:font-size-asian="12pt" style:font-size-complex="12pt"/>
    </style:style>
    <style:style style:name="P30" style:family="paragraph">
      <loext:graphic-properties draw:fill-color="#47af85"/>
      <style:paragraph-properties fo:text-align="center"/>
      <style:text-properties fo:color="#000000" fo:font-size="7pt" style:font-size-asian="12pt" style:font-size-complex="12pt"/>
    </style:style>
    <style:style style:name="T1" style:family="text">
      <style:text-properties fo:color="#ffffff" fo:font-size="10pt" style:font-size-asian="12pt" style:font-size-complex="12pt"/>
    </style:style>
    <style:style style:name="T2" style:family="text">
      <style:text-properties fo:font-size="7pt" style:font-size-asian="8pt" style:font-size-complex="8pt"/>
    </style:style>
    <style:style style:name="T3" style:family="text">
      <style:text-properties fo:color="#ffffff" fo:font-size="10pt" style:font-size-asian="11pt" style:font-size-complex="11pt"/>
    </style:style>
    <style:style style:name="T4" style:family="text">
      <style:text-properties fo:color="#ffffff" fo:font-size="10pt" style:font-size-asian="10pt" style:font-size-complex="10pt"/>
    </style:style>
    <style:style style:name="T5" style:family="text">
      <style:text-properties fo:color="#000000" fo:font-size="10pt" style:font-size-asian="11pt" style:font-size-complex="11pt"/>
    </style:style>
    <style:style style:name="T6" style:family="text">
      <style:text-properties fo:font-size="10pt" style:font-size-asian="12pt" style:font-size-complex="12pt"/>
    </style:style>
    <style:style style:name="T7" style:family="text">
      <style:text-properties fo:color="#000000" fo:font-size="10pt" style:font-size-asian="12pt" style:font-size-complex="12pt"/>
    </style:style>
    <style:style style:name="T8" style:family="text">
      <style:text-properties fo:color="#000000" fo:font-size="10pt" style:font-size-asian="10pt" style:font-size-complex="10pt"/>
    </style:style>
    <style:style style:name="T9" style:family="text">
      <style:text-properties fo:color="#ffffff" fo:font-size="7pt" style:font-size-asian="10pt" style:font-size-complex="10pt"/>
    </style:style>
    <style:style style:name="T10" style:family="text">
      <style:text-properties fo:color="#ffffff" fo:font-size="7pt" style:font-size-asian="12pt" style:font-size-complex="12pt"/>
    </style:style>
    <style:style style:name="T11" style:family="text">
      <style:text-properties fo:font-size="7pt" style:font-size-asian="12pt" style:font-size-complex="12pt"/>
    </style:style>
    <style:style style:name="T12" style:family="text">
      <style:text-properties fo:color="#000000" fo:font-size="7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>
            <draw:custom-shape draw:style-name="gr1" draw:text-style-name="P1" draw:layer="layout" svg:width="0.69cm" svg:height="0.5cm" svg:x="1.3cm" svg:y="7.728cm">
              <text:p text:style-name="P4"><text:span text:style-name="T8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608cm" svg:height="0.5cm" svg:x="5.492cm" svg:y="7.728cm">
              <text:p text:style-name="P4"><text:span text:style-name="T7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607cm" svg:height="0.5cm" svg:x="5.493cm" svg:y="8.273cm">
              <text:p text:style-name="P4"><text:span text:style-name="T7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3" draw:layer="layout" svg:width="3.5cm" svg:height="11.1cm" svg:x="2cm" svg:y="1.6cm">
              <text:p text:style-name="P4"><text:span text:style-name="T1"/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946.662847321684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5" draw:layer="layout" svg:width="1.1cm" svg:height="0.5cm" svg:x="2.088cm" svg:y="1.719cm">
              <text:p text:style-name="P4"><text:span text:style-name="T1">3.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5" draw:layer="layout" svg:width="1.1cm" svg:height="0.5cm" svg:x="4.289cm" svg:y="1.719cm">
              <text:p text:style-name="P4"><text:span text:style-name="T1">5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88cm" svg:y="1.769cm">
              <text:p text:style-name="P4"><text:span text:style-name="T2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89cm" svg:y="1.769cm">
              <text:p text:style-name="P4"><text:span text:style-name="T2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.1cm" svg:height="0.5cm" svg:x="2.089cm" svg:y="2.263cm">
              <text:p text:style-name="P4"><text:span text:style-name="T3">SDA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5" draw:layer="layout" svg:width="1.1cm" svg:height="0.5cm" svg:x="4.29cm" svg:y="2.263cm">
              <text:p text:style-name="P4"><text:span text:style-name="T1">5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89cm" svg:y="2.313cm">
              <text:p text:style-name="P4"><text:span text:style-name="T2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cm" svg:y="2.313cm">
              <text:p text:style-name="P4"><text:span text:style-name="T2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7" draw:layer="layout" svg:width="1.1cm" svg:height="0.5cm" svg:x="2.09cm" svg:y="2.808cm">
              <text:p text:style-name="P4"><text:span text:style-name="T3">SC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8" draw:layer="layout" svg:width="1.1cm" svg:height="0.5cm" svg:x="4.291cm" svg:y="2.808cm">
              <text:p text:style-name="P4"><text:span text:style-name="T4">G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cm" svg:y="2.858cm">
              <text:p text:style-name="P4"><text:span text:style-name="T2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1cm" svg:y="2.858cm">
              <text:p text:style-name="P4"><text:span text:style-name="T2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9" draw:layer="layout" svg:width="1.1cm" svg:height="0.5cm" svg:x="2.091cm" svg:y="3.353cm">
              <text:p text:style-name="P4"><text:span text:style-name="T5">#4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11" draw:layer="layout" svg:width="1.1cm" svg:height="0.5cm" svg:x="4.292cm" svg:y="3.353cm">
              <text:p text:style-name="P10"><text:span text:style-name="T6">Tx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1cm" svg:y="3.403cm">
              <text:p text:style-name="P4"><text:span text:style-name="T2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2cm" svg:y="3.403cm">
              <text:p text:style-name="P4"><text:span text:style-name="T2">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draw:layer="layout" svg:width="1.1cm" svg:height="0.5cm" svg:x="2.092cm" svg:y="3.897cm">
              <text:p text:style-name="P4"><text:span text:style-name="T4">G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11" draw:layer="layout" svg:width="1.1cm" svg:height="0.5cm" svg:x="4.293cm" svg:y="3.897cm">
              <text:p text:style-name="P10"><text:span text:style-name="T6">Rx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2cm" svg:y="3.947cm">
              <text:p text:style-name="P4"><text:span text:style-name="T2">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3cm" svg:y="3.947cm">
              <text:p text:style-name="P4"><text:span text:style-name="T2">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2" draw:layer="layout" svg:width="1.1cm" svg:height="0.5cm" svg:x="2.093cm" svg:y="4.442cm">
              <text:p text:style-name="P4"><text:span text:style-name="T7">#1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2" draw:layer="layout" svg:width="1.1cm" svg:height="0.5cm" svg:x="4.294cm" svg:y="4.442cm">
              <text:p text:style-name="P4"><text:span text:style-name="T7">#18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3cm" svg:y="4.492cm">
              <text:p text:style-name="P4"><text:span text:style-name="T2">1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4cm" svg:y="4.492cm">
              <text:p text:style-name="P4"><text:span text:style-name="T2">1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2" draw:layer="layout" svg:width="1.1cm" svg:height="0.5cm" svg:x="2.094cm" svg:y="4.987cm">
              <text:p text:style-name="P4"><text:span text:style-name="T7">#2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8" draw:layer="layout" svg:width="1.1cm" svg:height="0.5cm" svg:x="4.295cm" svg:y="4.987cm">
              <text:p text:style-name="P4"><text:span text:style-name="T4">G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4cm" svg:y="5.037cm">
              <text:p text:style-name="P4"><text:span text:style-name="T2">1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5cm" svg:y="5.037cm">
              <text:p text:style-name="P4"><text:span text:style-name="T2">1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2" draw:layer="layout" svg:width="1.1cm" svg:height="0.5cm" svg:x="2.095cm" svg:y="5.532cm">
              <text:p text:style-name="P4"><text:span text:style-name="T7">#2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2" draw:layer="layout" svg:width="1.1cm" svg:height="0.5cm" svg:x="4.296cm" svg:y="5.532cm">
              <text:p text:style-name="P4"><text:span text:style-name="T7">#2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5cm" svg:y="5.582cm">
              <text:p text:style-name="P4"><text:span text:style-name="T2">1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6cm" svg:y="5.582cm">
              <text:p text:style-name="P4"><text:span text:style-name="T2">1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5" draw:layer="layout" svg:width="1.1cm" svg:height="0.5cm" svg:x="2.096cm" svg:y="6.083cm">
              <text:p text:style-name="P4"><text:span text:style-name="T1">3.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2" draw:layer="layout" svg:width="1.1cm" svg:height="0.5cm" svg:x="4.297cm" svg:y="6.083cm">
              <text:p text:style-name="P4"><text:span text:style-name="T7">#24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6cm" svg:y="6.133cm">
              <text:p text:style-name="P4"><text:span text:style-name="T2">1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7cm" svg:y="6.133cm">
              <text:p text:style-name="P4"><text:span text:style-name="T2">1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1.1cm" svg:height="0.5cm" svg:x="2.097cm" svg:y="6.635cm">
              <text:p text:style-name="P4"><text:span text:style-name="T8">MOSI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4" draw:layer="layout" svg:width="1.1cm" svg:height="0.5cm" svg:x="4.298cm" svg:y="6.635cm">
              <text:p text:style-name="P4"><text:span text:style-name="T4">G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7cm" svg:y="6.685cm">
              <text:p text:style-name="P4"><text:span text:style-name="T2">1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8cm" svg:y="6.685cm">
              <text:p text:style-name="P4"><text:span text:style-name="T2">2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1.1cm" svg:height="0.5cm" svg:x="2.089cm" svg:y="7.184cm">
              <text:p text:style-name="P4"><text:span text:style-name="T8">MISO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2" draw:layer="layout" svg:width="1.1cm" svg:height="0.5cm" svg:x="4.29cm" svg:y="7.184cm">
              <text:p text:style-name="P4"><text:span text:style-name="T7">#25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89cm" svg:y="7.234cm">
              <text:p text:style-name="P4"><text:span text:style-name="T2">2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cm" svg:y="7.234cm">
              <text:p text:style-name="P4"><text:span text:style-name="T2">2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0" draw:text-style-name="P13" draw:layer="layout" svg:width="1.1cm" svg:height="0.5cm" svg:x="2.09cm" svg:y="7.728cm">
              <text:p text:style-name="P4"><text:span text:style-name="T8">SCLK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15" draw:layer="layout" svg:width="1.1cm" svg:height="0.5cm" svg:x="4.291cm" svg:y="7.728cm">
              <text:p text:style-name="P4"><text:span text:style-name="T7">CE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cm" svg:y="7.778cm">
              <text:p text:style-name="P4"><text:span text:style-name="T2">2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1cm" svg:y="7.778cm">
              <text:p text:style-name="P4"><text:span text:style-name="T2">2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8" draw:layer="layout" svg:width="1.1cm" svg:height="0.5cm" svg:x="2.091cm" svg:y="8.273cm">
              <text:p text:style-name="P4"><text:span text:style-name="T4">G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15" draw:layer="layout" svg:width="1.1cm" svg:height="0.5cm" svg:x="4.292cm" svg:y="8.273cm">
              <text:p text:style-name="P4"><text:span text:style-name="T7">CE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1cm" svg:y="8.323cm">
              <text:p text:style-name="P4"><text:span text:style-name="T2">2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2cm" svg:y="8.323cm">
              <text:p text:style-name="P4"><text:span text:style-name="T2">2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16" draw:layer="layout" svg:width="1.1cm" svg:height="0.5cm" svg:x="2.092cm" svg:y="8.818cm">
              <text:p text:style-name="P4"><text:span text:style-name="T7">ID_S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6" draw:layer="layout" svg:width="1.1cm" svg:height="0.5cm" svg:x="4.293cm" svg:y="8.818cm">
              <text:p text:style-name="P4"><text:span text:style-name="T7">ID_S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2cm" svg:y="8.868cm">
              <text:p text:style-name="P4"><text:span text:style-name="T2">2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3cm" svg:y="8.868cm">
              <text:p text:style-name="P4"><text:span text:style-name="T2">2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2" draw:layer="layout" svg:width="1.1cm" svg:height="0.5cm" svg:x="2.093cm" svg:y="9.362cm">
              <text:p text:style-name="P4"><text:span text:style-name="T7">#5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8" draw:layer="layout" svg:width="1.1cm" svg:height="0.5cm" svg:x="4.294cm" svg:y="9.362cm">
              <text:p text:style-name="P4"><text:span text:style-name="T4">G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3cm" svg:y="9.412cm">
              <text:p text:style-name="P4"><text:span text:style-name="T2">2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4cm" svg:y="9.412cm">
              <text:p text:style-name="P4"><text:span text:style-name="T2">3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2" draw:layer="layout" svg:width="1.1cm" svg:height="0.5cm" svg:x="2.094cm" svg:y="9.907cm">
              <text:p text:style-name="P4"><text:span text:style-name="T7">#6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2" draw:layer="layout" svg:width="1.1cm" svg:height="0.5cm" svg:x="4.295cm" svg:y="9.907cm">
              <text:p text:style-name="P4"><text:span text:style-name="T7">#1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4cm" svg:y="9.957cm">
              <text:p text:style-name="P4"><text:span text:style-name="T2">3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5cm" svg:y="9.957cm">
              <text:p text:style-name="P4"><text:span text:style-name="T2">3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2" draw:layer="layout" svg:width="1.1cm" svg:height="0.5cm" svg:x="2.095cm" svg:y="10.452cm">
              <text:p text:style-name="P4"><text:span text:style-name="T7">#1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8" draw:layer="layout" svg:width="1.1cm" svg:height="0.5cm" svg:x="4.296cm" svg:y="10.452cm">
              <text:p text:style-name="P4"><text:span text:style-name="T4">G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5cm" svg:y="10.502cm">
              <text:p text:style-name="P4"><text:span text:style-name="T2">3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6cm" svg:y="10.502cm">
              <text:p text:style-name="P4"><text:span text:style-name="T2">3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2" draw:layer="layout" svg:width="1.1cm" svg:height="0.5cm" svg:x="2.096cm" svg:y="10.997cm">
              <text:p text:style-name="P4"><text:span text:style-name="T7">#19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2" draw:layer="layout" svg:width="1.1cm" svg:height="0.5cm" svg:x="4.297cm" svg:y="10.997cm">
              <text:p text:style-name="P4"><text:span text:style-name="T7">#16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6cm" svg:y="11.047cm">
              <text:p text:style-name="P4"><text:span text:style-name="T2">3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7cm" svg:y="11.047cm">
              <text:p text:style-name="P4"><text:span text:style-name="T2">3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8" draw:text-style-name="P12" draw:layer="layout" svg:width="1.1cm" svg:height="0.5cm" svg:x="2.097cm" svg:y="11.548cm">
              <text:p text:style-name="P4"><text:span text:style-name="T7">#26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2" draw:layer="layout" svg:width="1.1cm" svg:height="0.5cm" svg:x="4.298cm" svg:y="11.548cm">
              <text:p text:style-name="P4"><text:span text:style-name="T7">#2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7cm" svg:y="11.598cm">
              <text:p text:style-name="P4"><text:span text:style-name="T2">3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8cm" svg:y="11.598cm">
              <text:p text:style-name="P4"><text:span text:style-name="T2">38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17" draw:layer="layout" svg:width="1.1cm" svg:height="0.5cm" svg:x="2.098cm" svg:y="12.1cm">
              <text:p text:style-name="P4"><text:span text:style-name="T1">G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2" draw:layer="layout" svg:width="1.1cm" svg:height="0.5cm" svg:x="4.299cm" svg:y="12.1cm">
              <text:p text:style-name="P4"><text:span text:style-name="T7">#2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6" draw:layer="layout" svg:width="0.4cm" svg:height="0.4cm" svg:x="3.298cm" svg:y="12.15cm">
              <text:p text:style-name="P4"><text:span text:style-name="T2">3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6" draw:layer="layout" svg:width="0.4cm" svg:height="0.4cm" svg:x="3.799cm" svg:y="12.15cm">
              <text:p text:style-name="P4"><text:span text:style-name="T2">4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19" draw:layer="layout" svg:width="1.1cm" svg:height="0.5cm" svg:x="5.292cm" svg:y="3.354cm">
              <text:p text:style-name="P18"><text:span text:style-name="T7">#14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19" draw:layer="layout" svg:width="1.1cm" svg:height="0.5cm" svg:x="5.292cm" svg:y="3.898cm">
              <text:p text:style-name="P18"><text:span text:style-name="T7">#15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20" draw:layer="layout" svg:width="1.1cm" svg:height="0.5cm" svg:x="5.292cm" svg:y="4.443cm">
              <text:p text:style-name="P18"><text:span text:style-name="T7"><text:s/></text:span><text:span text:style-name="T7">PCM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21" draw:layer="layout" svg:width="1.1cm" svg:height="0.5cm" svg:x="5.292cm" svg:y="7.729cm">
              <text:p text:style-name="P18"><text:span text:style-name="T7">#8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21" draw:layer="layout" svg:width="1.1cm" svg:height="0.5cm" svg:x="5.292cm" svg:y="8.274cm">
              <text:p text:style-name="P18"><text:span text:style-name="T7">#7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23" draw:layer="layout" svg:width="1.1cm" svg:height="0.5cm" svg:x="1.097cm" svg:y="2.264cm">
              <text:p text:style-name="P22"><text:span text:style-name="T5">#2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23" draw:layer="layout" svg:width="1.1cm" svg:height="0.5cm" svg:x="1.097cm" svg:y="2.809cm">
              <text:p text:style-name="P22"><text:span text:style-name="T5">#3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24" draw:layer="layout" svg:width="1.1cm" svg:height="0.5cm" svg:x="1.097cm" svg:y="6.636cm">
              <text:p text:style-name="P22"><text:span text:style-name="T8">#10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24" draw:layer="layout" svg:width="1.1cm" svg:height="0.5cm" svg:x="1.097cm" svg:y="7.185cm">
              <text:p text:style-name="P22"><text:span text:style-name="T8">#9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" draw:text-style-name="P24" draw:layer="layout" svg:width="1.1cm" svg:height="0.5cm" svg:x="1.097cm" svg:y="7.729cm">
              <text:p text:style-name="P22"><text:span text:style-name="T8">#11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16" draw:text-style-name="P25" draw:layer="layout" svg:width="0.908cm" svg:height="0.415cm" svg:x="5.988cm" svg:y="9.919cm">
              <text:p text:style-name="P4"><text:span text:style-name="T9">VC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" draw:text-style-name="P26" draw:layer="layout" svg:width="0.908cm" svg:height="0.415cm" svg:x="5.989cm" svg:y="10.373cm">
              <text:p text:style-name="P4"><text:span text:style-name="T10">GND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" draw:text-style-name="P27" draw:layer="layout" svg:width="0.908cm" svg:height="0.416cm" svg:x="5.99cm" svg:y="10.825cm">
              <text:p text:style-name="P4"><text:span text:style-name="T9">I2C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" draw:text-style-name="P28" draw:layer="layout" svg:width="0.908cm" svg:height="0.414cm" svg:x="5.99cm" svg:y="11.28cm">
              <text:p text:style-name="P10"><text:span text:style-name="T11">UART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0" draw:text-style-name="P29" draw:layer="layout" svg:width="0.908cm" svg:height="0.414cm" svg:x="5.991cm" svg:y="11.732cm">
              <text:p text:style-name="P4"><text:span text:style-name="T12">SPI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1" draw:text-style-name="P30" draw:layer="layout" svg:width="0.908cm" svg:height="0.415cm" svg:x="5.992cm" svg:y="12.185cm">
              <text:p text:style-name="P4"><text:span text:style-name="T12">GPIO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5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13:43:13.659000000</meta:creation-date>
    <dc:date>2016-04-29T14:33:57.710000000</dc:date>
    <meta:editing-duration>PT20M20S</meta:editing-duration>
    <meta:editing-cycles>5</meta:editing-cycles>
    <meta:generator>LibreOffice/5.0.4.2$Windows_x86 LibreOffice_project/2b9802c1994aa0b7dc6079e128979269cf95bc78</meta:generator>
    <meta:document-statistic meta:object-count="103"/>
  </office:meta>
</office:document-meta>
</file>